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InputModule.getAttribute( String name , Configuration modeConf , Map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eInput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Input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